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E0000025B355045CA245B28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1" svg:font-family="游ゴシック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5cm" fo:min-width="11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ＭＳ Ｐゴシック" fo:font-size="32pt" style:font-name-asian="ＭＳ Ｐゴシック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ＭＳ Ｐゴシック" fo:font-size="32pt" style:font-name-asian="ＭＳ Ｐゴシック" style:font-size-asian="32pt" style:font-size-complex="32pt"/>
    </style:style>
    <style:style style:name="T1" style:family="text">
      <style:text-properties style:font-name="ＭＳ Ｐゴシック" fo:font-size="32pt" style:font-name-asian="ＭＳ Ｐゴシック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472cm" svg:height="12.763cm" svg:x="4.81cm" svg:y="8.509cm">
          <draw:image xlink:href="Pictures/100002010000021E0000025B355045CA245B288B.png" xlink:type="simple" xlink:show="embed" xlink:actuate="onLoad" draw:mime-type="image/png">
            <text:p/>
          </draw:image>
        </draw:frame>
        <draw:custom-shape draw:style-name="gr2" draw:text-style-name="P3" draw:layer="layout" svg:width="11.75cm" svg:height="1.75cm" svg:x="4.75cm" svg:y="21.25cm">
          <text:p text:style-name="P2"><text:span text:style-name="T1">画像を表示できません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1" svg:font-family="游ゴシック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6T12:09:04.308000000</dc:date>
    <meta:editing-duration>PT3S</meta:editing-duration>
    <meta:editing-cycles>2</meta:editing-cycles>
    <meta:generator>LibreOffice/7.1.5.2$Windows_X86_64 LibreOffice_project/85f04e9f809797b8199d13c421bd8a2b025d52b5</meta:generator>
    <meta:document-statistic meta:object-count="2"/>
  </office:meta>
</office:document-meta>
</file>